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 style:list-style-name="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6060f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40ffff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color="#40ff40" style:font-name="Lucida Console" fo:font-size="9pt" style:font-name-asian="Lucida Console" style:font-size-asian="9pt" style:font-name-complex="Lucida Console" style:font-size-complex="9pt"/>
    </style:style>
    <style:style style:name="T8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9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opisand@SreeParvathi </text:span><text:span text:style-name="T2">MINGW64 </text:span><text:span text:style-name="T3">~</text:span></text:p>
      <text:p text:style-name="P2">$ ls</text:p>
      <text:p text:style-name="P1"><text:span text:style-name="T4">AppData</text:span><text:span text:style-name="T5">/</text:span></text:p>
      <text:p text:style-name="P1"><text:span text:style-name="T6">'Application Data'</text:span><text:span text:style-name="T5">@</text:span></text:p>
      <text:p text:style-name="P1"><text:span text:style-name="T4">Contacts</text:span><text:span text:style-name="T5">/</text:span></text:p>
      <text:p text:style-name="P1"><text:span text:style-name="T6">Cookies</text:span><text:span text:style-name="T5">@</text:span></text:p>
      <text:p text:style-name="P1"><text:span text:style-name="T4">Desktop</text:span><text:span text:style-name="T5">/</text:span></text:p>
      <text:p text:style-name="P1"><text:span text:style-name="T4">Documents</text:span><text:span text:style-name="T5">/</text:span></text:p>
      <text:p text:style-name="P1"><text:span text:style-name="T4">Downloads</text:span><text:span text:style-name="T5">/</text:span></text:p>
      <text:p text:style-name="P1"><text:span text:style-name="T4">Dropbox</text:span><text:span text:style-name="T5">/</text:span></text:p>
      <text:p text:style-name="P2">export.sql</text:p>
      <text:p text:style-name="P1"><text:span text:style-name="T4">Favorites</text:span><text:span text:style-name="T5">/</text:span></text:p>
      <text:p text:style-name="P1"><text:span text:style-name="T4">hsperfdata_gopisand</text:span><text:span text:style-name="T5">/</text:span></text:p>
      <text:p text:style-name="P2">hsqlprefs.dat</text:p>
      <text:p text:style-name="P1"><text:span text:style-name="T4">Links</text:span><text:span text:style-name="T5">/</text:span></text:p>
      <text:p text:style-name="P1"><text:span text:style-name="T6">'Local Settings'</text:span><text:span text:style-name="T5">@</text:span></text:p>
      <text:p text:style-name="P1"><text:span text:style-name="T4">Music</text:span><text:span text:style-name="T5">/</text:span></text:p>
      <text:p text:style-name="P1"><text:span text:style-name="T6">'My Documents'</text:span><text:span text:style-name="T5">@</text:span></text:p>
      <text:p text:style-name="P1"><text:span text:style-name="T6">NetHood</text:span><text:span text:style-name="T5">@</text:span></text:p>
      <text:p text:style-name="P2">NTUSER.DAT</text:p>
      <text:p text:style-name="P2">ntuser.dat.LOG1</text:p>
      <text:p text:style-name="P2">ntuser.dat.LOG2</text:p>
      <text:p text:style-name="P2">NTUSER.DAT{bbed3e3b-0b41-11e3-8249-d6927d06400b}.TM.blf</text:p>
      <text:p text:style-name="P2">NTUSER.DAT{bbed3e3b-0b41-11e3-8249-d6927d06400b}.TMContainer00000000000000000001.regtrans-ms</text:p>
      <text:p text:style-name="P2">NTUSER.DAT{bbed3e3b-0b41-11e3-8249-d6927d06400b}.TMContainer00000000000000000002.regtrans-ms</text:p>
      <text:p text:style-name="P2">ntuser.ini</text:p>
      <text:p text:style-name="P1"><text:span text:style-name="T4">Oracle</text:span><text:span text:style-name="T5">/</text:span></text:p>
      <text:p text:style-name="P1"><text:span text:style-name="T4">Pictures</text:span><text:span text:style-name="T5">/</text:span></text:p>
      <text:p text:style-name="P1"><text:span text:style-name="T6">PrintHood</text:span><text:span text:style-name="T5">@</text:span></text:p>
      <text:p text:style-name="P1"><text:span text:style-name="T6">Recent</text:span><text:span text:style-name="T5">@</text:span></text:p>
      <text:p text:style-name="P1"><text:span text:style-name="T4">Roaming</text:span><text:span text:style-name="T5">/</text:span></text:p>
      <text:p text:style-name="P1"><text:span text:style-name="T4">'Saved Games'</text:span><text:span text:style-name="T5">/</text:span></text:p>
      <text:p text:style-name="P1"><text:span text:style-name="T4">Searches</text:span><text:span text:style-name="T5">/</text:span></text:p>
      <text:p text:style-name="P1"><text:span text:style-name="T6">SendTo</text:span><text:span text:style-name="T5">@</text:span></text:p>
      <text:p text:style-name="P1"><text:span text:style-name="T6">'Start Menu'</text:span><text:span text:style-name="T5">@</text:span></text:p>
      <text:p text:style-name="P1"><text:span text:style-name="T6">Templates</text:span><text:span text:style-name="T5">@</text:span></text:p>
      <text:p text:style-name="P1"><text:span text:style-name="T4">Tracing</text:span><text:span text:style-name="T5">/</text:span></text:p>
      <text:p text:style-name="P1"><text:span text:style-name="T4">Videos</text:span><text:span text:style-name="T5">/</text:span></text:p>
      <text:p text:style-name="P1"><text:span text:style-name="T4">'VirtualBox VMs'</text:span><text:span text:style-name="T5">/</text:span></text:p>
      <text:p text:style-name="P1"><text:span text:style-name="T4">workspace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~</text:span></text:p>
      <text:p text:style-name="P2">$ pwd</text:p>
      <text:p text:style-name="P2">/c/Users/gopisand</text:p>
      <text:p text:style-name="P2"/>
      <text:p text:style-name="P1"><text:span text:style-name="T1">gopisand@SreeParvathi </text:span><text:span text:style-name="T2">MINGW64 </text:span><text:span text:style-name="T3">~</text:span></text:p>
      <text:p text:style-name="P2">$ cd Neominds</text:p>
      <text:p text:style-name="P2">bash: cd: Neominds: No such file or directory</text:p>
      <text:p text:style-name="P2"/>
      <text:p text:style-name="P1"><text:span text:style-name="T1">gopisand@SreeParvathi </text:span><text:span text:style-name="T2">MINGW64 </text:span><text:span text:style-name="T3">~</text:span></text:p>
      <text:p text:style-name="P2">$ cd ..</text:p>
      <text:p text:style-name="P2"/>
      <text:p text:style-name="P1"><text:span text:style-name="T1">gopisand@SreeParvathi </text:span><text:span text:style-name="T2">MINGW64 </text:span><text:span text:style-name="T3">/c/Users</text:span></text:p>
      <text:p text:style-name="P2">$ pwd</text:p>
      <text:p text:style-name="P2">/c/Users</text:p>
      <text:p text:style-name="P2"/>
      <text:p text:style-name="P1"><text:span text:style-name="T1">gopisand@SreeParvathi </text:span><text:span text:style-name="T2">MINGW64 </text:span><text:span text:style-name="T3">/c/Users</text:span></text:p>
      <text:p text:style-name="P2">$ ls</text:p>
      <text:p text:style-name="P1"><text:span text:style-name="T6">'All Users'</text:span><text:span text:style-name="T5">@ <text:s/></text:span><text:span text:style-name="T4">Default</text:span><text:span text:style-name="T5">/ <text:s/></text:span><text:span text:style-name="T6">'Default User'</text:span><text:span text:style-name="T5">@ <text:s/>desktop.ini <text:s/></text:span><text:span text:style-name="T4">gopisand</text:span><text:span text:style-name="T5">/ <text:s/></text:span><text:span text:style-name="T4">Public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/c/Users</text:span></text:p>
      <text:p text:style-name="P2">$ cd ..</text:p>
      <text:p text:style-name="P2"/>
      <text:p text:style-name="P1"><text:span text:style-name="T1">gopisand@SreeParvathi </text:span><text:span text:style-name="T2">MINGW64 </text:span><text:span text:style-name="T3">/c</text:span></text:p>
      <text:p text:style-name="P2">$ ls</text:p>
      <text:p text:style-name="P1"><text:span text:style-name="T4">'$Recycle.Bin'</text:span><text:span text:style-name="T5">/ <text:s text:c="11"/></text:span><text:span text:style-name="T4">hsqldb-2.3.3</text:span><text:span text:style-name="T5">/ <text:s text:c="10"/></text:span><text:span text:style-name="T4">Recovery</text:span><text:span text:style-name="T5">/</text:span></text:p>
      <text:p text:style-name="P1"><text:span text:style-name="T4">'$WINDOWS.~BT'</text:span><text:span text:style-name="T5">/ <text:s text:c="11"/></text:span><text:span text:style-name="T4">Intel</text:span><text:span text:style-name="T5">/ <text:s text:c="17"/></text:span><text:span text:style-name="T4">SreeParvathy</text:span><text:span text:style-name="T5">/</text:span></text:p>
      <text:p text:style-name="P1"><text:span text:style-name="T4">app</text:span><text:span text:style-name="T5">/ <text:s text:c="22"/></text:span><text:span text:style-name="T7">msdia80.dll</text:span><text:span text:style-name="T5">* <text:s text:c="11"/>swapfile.sys</text:span></text:p>
      <text:p text:style-name="P1"><text:span text:style-name="T4">Apps</text:span><text:span text:style-name="T5">/ <text:s text:c="21"/></text:span><text:span text:style-name="T4">NeoMind</text:span><text:span text:style-name="T5">/ <text:s text:c="15"/></text:span><text:span text:style-name="T4">'System Volume Information'</text:span><text:span text:style-name="T5">/</text:span></text:p>
      <text:p text:style-name="P1"><text:span text:style-name="T4">Boot</text:span><text:span text:style-name="T5">/ <text:s text:c="21"/>pagefile.sys <text:s text:c="11"/></text:span><text:span text:style-name="T4">Technical</text:span><text:span text:style-name="T5">/</text:span></text:p>
      <text:p text:style-name="P1"><text:span text:style-name="T5">bootmgr <text:s text:c="19"/></text:span><text:span text:style-name="T4">PerfLogs</text:span><text:span text:style-name="T5">/ <text:s text:c="14"/></text:span><text:span text:style-name="T4">TEMP</text:span><text:span text:style-name="T5">/</text:span></text:p>
      <text:p text:style-name="P1"><text:span text:style-name="T5">BOOTNXT <text:s text:c="19"/></text:span><text:span text:style-name="T4">PL2303Win32</text:span><text:span text:style-name="T5">/ <text:s text:c="11"/></text:span><text:span text:style-name="T4">UserGuidePDF</text:span><text:span text:style-name="T5">/</text:span></text:p>
      <text:p text:style-name="P1"><text:span text:style-name="T4">CodeBlocks</text:span><text:span text:style-name="T5">/ <text:s text:c="15"/></text:span><text:span text:style-name="T4">'Program Files'</text:span><text:span text:style-name="T5">/ <text:s text:c="7"/></text:span><text:span text:style-name="T4">Users</text:span><text:span text:style-name="T5">/</text:span></text:p>
      <text:p text:style-name="P1"><text:span text:style-name="T6">'Documents and Settings'</text:span><text:span text:style-name="T5">@ <text:s/></text:span><text:span text:style-name="T4">'Program Files (x86)'</text:span><text:span text:style-name="T5">/ <text:s/></text:span><text:span text:style-name="T4">Windows</text:span><text:span text:style-name="T5">/</text:span></text:p>
      <text:p text:style-name="P1"><text:span text:style-name="T5">hiberfil.sys <text:s text:c="14"/></text:span><text:span text:style-name="T4">ProgramData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/c</text:span></text:p>
      <text:p text:style-name="P2">$ pwd</text:p>
      <text:p text:style-name="P2"><text:soft-page-break/>/c</text:p>
      <text:p text:style-name="P2"/>
      <text:p text:style-name="P1"><text:span text:style-name="T1">gopisand@SreeParvathi </text:span><text:span text:style-name="T2">MINGW64 </text:span><text:span text:style-name="T3">/c</text:span></text:p>
      <text:p text:style-name="P2">$ cd C:\NeoMind</text:p>
      <text:p text:style-name="P2"/>
      <text:p text:style-name="P1"><text:span text:style-name="T1">gopisand@SreeParvathi </text:span><text:span text:style-name="T2">MINGW64 </text:span><text:span text:style-name="T3">/c/NeoMind</text:span></text:p>
      <text:p text:style-name="P2">$ pwd</text:p>
      <text:p text:style-name="P2">/c/NeoMind</text:p>
      <text:p text:style-name="P2"/>
      <text:p text:style-name="P1"><text:span text:style-name="T1">gopisand@SreeParvathi </text:span><text:span text:style-name="T2">MINGW64 </text:span><text:span text:style-name="T3">/c/NeoMind</text:span></text:p>
      <text:p text:style-name="P2">$ ls</text:p>
      <text:p text:style-name="P1"><text:span text:style-name="T4">18_01</text:span><text:span text:style-name="T5">/</text:span></text:p>
      <text:p text:style-name="P1"><text:span text:style-name="T4">Apps</text:span><text:span text:style-name="T5">/</text:span></text:p>
      <text:p text:style-name="P1"><text:span text:style-name="T4">certificates</text:span><text:span text:style-name="T5">/</text:span></text:p>
      <text:p text:style-name="P1"><text:span text:style-name="T7">checkChipVersion_v1006.exe</text:span><text:span text:style-name="T5">*</text:span></text:p>
      <text:p text:style-name="P1"><text:span text:style-name="T4">Documents</text:span><text:span text:style-name="T5">/</text:span></text:p>
      <text:p text:style-name="P2">Error.jpg</text:p>
      <text:p text:style-name="P2">evidence_vxworks_output_18_01.zip</text:p>
      <text:p text:style-name="P1"><text:span text:style-name="T4">Files</text:span><text:span text:style-name="T5">/</text:span></text:p>
      <text:p text:style-name="P1"><text:span text:style-name="T4">ftp</text:span><text:span text:style-name="T5">/</text:span></text:p>
      <text:p text:style-name="P1"><text:span text:style-name="T4">host</text:span><text:span text:style-name="T5">/</text:span></text:p>
      <text:p text:style-name="P1"><text:span text:style-name="T4">Images_backup</text:span><text:span text:style-name="T5">/</text:span></text:p>
      <text:p text:style-name="P2">Installations.odt</text:p>
      <text:p text:style-name="P1"><text:span text:style-name="T4">iwe_tls_bugfix_image</text:span><text:span text:style-name="T5">/</text:span></text:p>
      <text:p text:style-name="P1"><text:span text:style-name="T4">IWE904030_Environment</text:span><text:span text:style-name="T5">/</text:span></text:p>
      <text:p text:style-name="P1"><text:span text:style-name="T4">jayesh</text:span><text:span text:style-name="T5">/</text:span></text:p>
      <text:p text:style-name="P2">JPN_IWE14057_TestSpecification_v07.odt</text:p>
      <text:p text:style-name="P1"><text:span text:style-name="T4">License</text:span><text:span text:style-name="T5">/</text:span></text:p>
      <text:p text:style-name="P1"><text:span text:style-name="T4">Material</text:span><text:span text:style-name="T5">/</text:span></text:p>
      <text:p text:style-name="P2">'PL2303 Windows Driver User Manual v1.16.0.pdf'</text:p>
      <text:p text:style-name="P2">PL2303_DriverInstallerv1.16.0_ReleaseNote.txt</text:p>
      <text:p text:style-name="P1"><text:span text:style-name="T4">PL2303_Prolific_DriverInstaller_v1160</text:span><text:span text:style-name="T5">/</text:span></text:p>
      <text:p text:style-name="P1"><text:span text:style-name="T7">PL2303_Prolific_DriverInstaller_v1160.exe</text:span><text:span text:style-name="T5">*</text:span></text:p>
      <text:p text:style-name="P2">PL2303_Prolific_DriverInstaller_v1160.zip</text:p>
      <text:p text:style-name="P2">PL2303CheckChipVersion_ReadMe.txt</text:p>
      <text:p text:style-name="P1"><text:span text:style-name="T4">Practicals</text:span><text:span text:style-name="T5">/</text:span></text:p>
      <text:p text:style-name="P1"><text:span text:style-name="T4">'Project _Details'</text:span><text:span text:style-name="T5">/</text:span></text:p>
      <text:p text:style-name="P1"><text:span text:style-name="T4">Sent_Files</text:span><text:span text:style-name="T5">/</text:span></text:p>
      <text:p text:style-name="P1"><text:span text:style-name="T4">strings</text:span><text:span text:style-name="T5">/</text:span></text:p>
      <text:p text:style-name="P2">Test.xls</text:p>
      <text:p text:style-name="P2">Test_Details.xls</text:p>
      <text:p text:style-name="P1"><text:span text:style-name="T4">Test_Resilt_</text:span><text:span text:style-name="T5">/</text:span></text:p>
      <text:p text:style-name="P1"><text:span text:style-name="T4">Test_Result_443</text:span><text:span text:style-name="T5">/</text:span></text:p>
      <text:p text:style-name="P1"><text:span text:style-name="T4">To_Git</text:span><text:span text:style-name="T5">/</text:span></text:p>
      <text:p text:style-name="P1"><text:span text:style-name="T4">URLs</text:span><text:span text:style-name="T5">/</text:span></text:p>
      <text:p text:style-name="P2">'Windows Hardware Certification.pdf'</text:p>
      <text:p text:style-name="P2">wireshark-2.2.3-alt1.S1.src.rpm</text:p>
      <text:p text:style-name="P1"><text:span text:style-name="T4">Work</text:span><text:span text:style-name="T5">/</text:span></text:p>
      <text:p text:style-name="P2">work_12_1_2017.odt</text:p>
      <text:p text:style-name="P2">Work_Sheet.odt</text:p>
      <text:p text:style-name="P2">'Work_Sheet_for the image _06_07.odt'</text:p>
      <text:p text:style-name="P2"/>
      <text:p text:style-name="P1"><text:span text:style-name="T1">gopisand@SreeParvathi </text:span><text:span text:style-name="T2">MINGW64 </text:span><text:span text:style-name="T3">/c/NeoMind</text:span></text:p>
      <text:p text:style-name="P2">$ mkdir Git_Projects</text:p>
      <text:p text:style-name="P2"/>
      <text:p text:style-name="P1"><text:span text:style-name="T1">gopisand@SreeParvathi </text:span><text:span text:style-name="T2">MINGW64 </text:span><text:span text:style-name="T3">/c/NeoMind</text:span></text:p>
      <text:p text:style-name="P2">$ cd Git_Projects/</text:p>
      <text:p text:style-name="P2"/>
      <text:p text:style-name="P1"><text:span text:style-name="T1">gopisand@SreeParvathi </text:span><text:span text:style-name="T2">MINGW64 </text:span><text:span text:style-name="T3">/c/NeoMind/Git_Projects</text:span></text:p>
      <text:p text:style-name="P2">$ ls</text:p>
      <text:p text:style-name="P2"/>
      <text:p text:style-name="P1"><text:span text:style-name="T1">gopisand@SreeParvathi </text:span><text:span text:style-name="T2">MINGW64 </text:span><text:span text:style-name="T3">/c/NeoMind/Git_Projects</text:span></text:p>
      <text:p text:style-name="P2">$ git clone https://github.com/gopika17/IWE216532.git</text:p>
      <text:p text:style-name="P2">Cloning into 'IWE216532'...</text:p>
      <text:p text:style-name="P2">remote: Counting objects: 3, done.</text:p>
      <text:p text:style-name="P2">remote: Total 3 (delta 0), reused 0 (delta 0), pack-reused 0</text:p>
      <text:p text:style-name="P2">Unpacking objects: 100% (3/3), done.</text:p>
      <text:p text:style-name="P2"/>
      <text:p text:style-name="P1"><text:span text:style-name="T1">gopisand@SreeParvathi </text:span><text:span text:style-name="T2">MINGW64 </text:span><text:span text:style-name="T3">/c/NeoMind/Git_Projects</text:span></text:p>
      <text:p text:style-name="P2">$ ls</text:p>
      <text:p text:style-name="P1"><text:span text:style-name="T4">IWE216532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/c/NeoMind/Git_Projects</text:span></text:p>
      <text:p text:style-name="P2">$ cd IWE216532/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ls</text:p>
      <text:p text:style-name="P2">README.md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<text:soft-page-break/>$ mkdir Ref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mkdir Documents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cd Documents/</text:p>
      <text:p text:style-name="P2"/>
      <text:p text:style-name="P1"><text:span text:style-name="T1">gopisand@SreeParvathi </text:span><text:span text:style-name="T2">MINGW64 </text:span><text:span text:style-name="T3">/c/NeoMind/Git_Projects/IWE216532/Documents</text:span><text:span text:style-name="T8"> (master)</text:span></text:p>
      <text:p text:style-name="P2">$ touch test.txt</text:p>
      <text:p text:style-name="P2"/>
      <text:p text:style-name="P1"><text:span text:style-name="T1">gopisand@SreeParvathi </text:span><text:span text:style-name="T2">MINGW64 </text:span><text:span text:style-name="T3">/c/NeoMind/Git_Projects/IWE216532/Documents</text:span><text:span text:style-name="T8"> (master)</text:span></text:p>
      <text:p text:style-name="P2">$ ls</text:p>
      <text:p text:style-name="P2">test.txt</text:p>
      <text:p text:style-name="P2"/>
      <text:p text:style-name="P1"><text:span text:style-name="T1">gopisand@SreeParvathi </text:span><text:span text:style-name="T2">MINGW64 </text:span><text:span text:style-name="T3">/c/NeoMind/Git_Projects/IWE216532/Documents</text:span><text:span text:style-name="T8"> (master)</text:span></text:p>
      <text:p text:style-name="P2">$ cd ../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pwd</text:p>
      <text:p text:style-name="P2">/c/NeoMind/Git_Projects/IWE216532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status</text:p>
      <text:p text:style-name="P2">On branch master</text:p>
      <text:p text:style-name="P2">Your branch is up-to-date with 'origin/master'.</text:p>
      <text:p text:style-name="P2">Untracked files:</text:p>
      <text:p text:style-name="P2"><text:s text:c="2"/>(use "git add &lt;file&gt;..." to include in what will be committed)</text:p>
      <text:p text:style-name="P2"/>
      <text:p text:style-name="P1"><text:span text:style-name="T5"><text:s text:c="8"/></text:span><text:span text:style-name="T9">Documents/</text:span></text:p>
      <text:p text:style-name="P3"/>
      <text:p text:style-name="P2">nothing added to commit but untracked files present (use "git add" to track)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ls</text:p>
      <text:p text:style-name="P1"><text:span text:style-name="T4">Documents</text:span><text:span text:style-name="T5">/ <text:s/>README.md <text:s/></text:span><text:span text:style-name="T4">Ref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cd Re</text:p>
      <text:p text:style-name="P2">README.md <text:s/>Ref/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cd Ref</text:p>
      <text:p text:style-name="P2"/>
      <text:p text:style-name="P1"><text:span text:style-name="T1">gopisand@SreeParvathi </text:span><text:span text:style-name="T2">MINGW64 </text:span><text:span text:style-name="T3">/c/NeoMind/Git_Projects/IWE216532/Ref</text:span><text:span text:style-name="T8"> (master)</text:span></text:p>
      <text:p text:style-name="P2">$ touch sm.txt</text:p>
      <text:p text:style-name="P2"/>
      <text:p text:style-name="P1"><text:span text:style-name="T1">gopisand@SreeParvathi </text:span><text:span text:style-name="T2">MINGW64 </text:span><text:span text:style-name="T3">/c/NeoMind/Git_Projects/IWE216532/Ref</text:span><text:span text:style-name="T8"> (master)</text:span></text:p>
      <text:p text:style-name="P2">$ cd ../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status</text:p>
      <text:p text:style-name="P2">On branch master</text:p>
      <text:p text:style-name="P2">Your branch is up-to-date with 'origin/master'.</text:p>
      <text:p text:style-name="P2">Untracked files:</text:p>
      <text:p text:style-name="P2"><text:s text:c="2"/>(use "git add &lt;file&gt;..." to include in what will be committed)</text:p>
      <text:p text:style-name="P2"/>
      <text:p text:style-name="P1"><text:span text:style-name="T5"><text:s text:c="8"/></text:span><text:span text:style-name="T9">Documents/</text:span></text:p>
      <text:p text:style-name="P1"><text:span text:style-name="T5"><text:s text:c="8"/></text:span><text:span text:style-name="T9">Ref/</text:span></text:p>
      <text:p text:style-name="P3"/>
      <text:p text:style-name="P2">nothing added to commit but untracked files present (use "git add" to track)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add .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status</text:p>
      <text:p text:style-name="P2">On branch master</text:p>
      <text:p text:style-name="P2">Your branch is up-to-date with 'origin/master'.</text:p>
      <text:p text:style-name="P2">Changes to be committed:</text:p>
      <text:p text:style-name="P2"><text:s text:c="2"/>(use "git reset HEAD &lt;file&gt;..." to unstage)</text:p>
      <text:p text:style-name="P2"/>
      <text:p text:style-name="P1"><text:span text:style-name="T5"><text:s text:c="8"/></text:span><text:span text:style-name="T1">new file: <text:s text:c="2"/>Documents/test.txt</text:span></text:p>
      <text:p text:style-name="P1"><text:span text:style-name="T5"><text:s text:c="8"/></text:span><text:span text:style-name="T1">new file: <text:s text:c="2"/>Ref/sm.txt</text:span></text:p>
      <text:p text:style-name="P4"/>
      <text:p text:style-name="P4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in master</text:p>
      <text:p text:style-name="P2">Everything up-to-date</text:p>
      <text:p text:style-name="P2"/>
      <text:p text:style-name="P1"><text:soft-page-break/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status</text:p>
      <text:p text:style-name="P2">On branch master</text:p>
      <text:p text:style-name="P2">Your branch is up-to-date with 'origin/master'.</text:p>
      <text:p text:style-name="P2">Changes to be committed:</text:p>
      <text:p text:style-name="P2"><text:s text:c="2"/>(use "git reset HEAD &lt;file&gt;..." to unstage)</text:p>
      <text:p text:style-name="P2"/>
      <text:p text:style-name="P1"><text:span text:style-name="T5"><text:s text:c="8"/></text:span><text:span text:style-name="T1">new file: <text:s text:c="2"/>Documents/test.txt</text:span></text:p>
      <text:p text:style-name="P1"><text:span text:style-name="T5"><text:s text:c="8"/></text:span><text:span text:style-name="T1">new file: <text:s text:c="2"/>Ref/sm.txt</text:span></text:p>
      <text:p text:style-name="P4"/>
      <text:p text:style-name="P4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update</text:p>
      <text:p text:style-name="P2">git: 'update' is not a git command. See 'git --help'.</text:p>
      <text:p text:style-name="P2"/>
      <text:p text:style-name="P2">Did you mean this?</text:p>
      <text:p text:style-name="P2"><text:s text:c="8"/>update-ref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update-ref</text:p>
      <text:p text:style-name="P2">usage: git update-ref [&lt;options&gt;] -d &lt;refname&gt; [&lt;old-val&gt;]</text:p>
      <text:p text:style-name="P2"><text:s text:c="3"/>or: git update-ref [&lt;options&gt;] <text:s text:c="3"/>&lt;refname&gt; &lt;new-val&gt; [&lt;old-val&gt;]</text:p>
      <text:p text:style-name="P2"><text:s text:c="3"/>or: git update-ref [&lt;options&gt;] --stdin [-z]</text:p>
      <text:p text:style-name="P2"/>
      <text:p text:style-name="P2"><text:s text:c="4"/>-m &lt;reason&gt; <text:s text:c="10"/>reason of the update</text:p>
      <text:p text:style-name="P2"><text:s text:c="4"/>-d <text:s text:c="19"/>delete the reference</text:p>
      <text:p text:style-name="P2"><text:s text:c="4"/>--no-deref <text:s text:c="11"/>update &lt;refname&gt; not the one it points to</text:p>
      <text:p text:style-name="P2"><text:s text:c="4"/>-z <text:s text:c="19"/>stdin has NUL-terminated arguments</text:p>
      <text:p text:style-name="P2"><text:s text:c="4"/>--stdin <text:s text:c="14"/>read updates from stdin</text:p>
      <text:p text:style-name="P2"><text:s text:c="4"/>--create-reflog <text:s text:c="6"/>create a reflog</text:p>
      <text:p text:style-name="P2"/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ll</text:p>
      <text:p text:style-name="P2">Already up-to-date.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commit</text:p>
      <text:p text:style-name="P2"/>
      <text:p text:style-name="P2">*** Please tell me who you are.</text:p>
      <text:p text:style-name="P2"/>
      <text:p text:style-name="P2">Run</text:p>
      <text:p text:style-name="P2"/>
      <text:p text:style-name="P2"><text:s text:c="2"/>git config --global user.email "you@example.com"</text:p>
      <text:p text:style-name="P2"><text:s text:c="2"/>git config --global user.name "Your Name"</text:p>
      <text:p text:style-name="P2"/>
      <text:p text:style-name="P2">to set your account's default identity.</text:p>
      <text:p text:style-name="P2">Omit --global to set the identity only in this repository.</text:p>
      <text:p text:style-name="P2"/>
      <text:p text:style-name="P2">fatal: empty ident name (for &lt;(null)&gt;) not allowed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add</text:p>
      <text:p text:style-name="P2">Nothing specified, nothing added.</text:p>
      <text:p text:style-name="P2">Maybe you wanted to say 'git add .'?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add &gt;</text:p>
      <text:p text:style-name="P2">bash: syntax error near unexpected token `newline'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add .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update</text:p>
      <text:p text:style-name="P2">git: 'update' is not a git command. See 'git --help'.</text:p>
      <text:p text:style-name="P2"/>
      <text:p text:style-name="P2">Did you mean this?</text:p>
      <text:p text:style-name="P2"><text:s text:c="8"/>update-ref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</text:p>
      <text:p text:style-name="P2">Everything up-to-date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n master</text:p>
      <text:p text:style-name="P2">fatal: 'orign' does not appear to be a git repository</text:p>
      <text:p text:style-name="P2">fatal: Could not read from remote repository.</text:p>
      <text:p text:style-name="P2"/>
      <text:p text:style-name="P2">Please make sure you have the correct access rights</text:p>
      <text:p text:style-name="P2"><text:soft-page-break/>and the repository exists.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in master</text:p>
      <text:p text:style-name="P2">Everything up-to-date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in master</text:p>
      <text:p text:style-name="P2">Everything up-to-date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init</text:p>
      <text:p text:style-name="P2">Reinitialized existing Git repository in C:/NeoMind/Git_Projects/IWE216532/.git/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in master</text:p>
      <text:p text:style-name="P2">Everything up-to-date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commit -m "test"</text:p>
      <text:p text:style-name="P2"/>
      <text:p text:style-name="P2">*** Please tell me who you are.</text:p>
      <text:p text:style-name="P2"/>
      <text:p text:style-name="P2">Run</text:p>
      <text:p text:style-name="P2"/>
      <text:p text:style-name="P2"><text:s text:c="2"/>git config --global user.email "you@example.com"</text:p>
      <text:p text:style-name="P2"><text:s text:c="2"/>git config --global user.name "Your Name"</text:p>
      <text:p text:style-name="P2"/>
      <text:p text:style-name="P2">to set your account's default identity.</text:p>
      <text:p text:style-name="P2">Omit --global to set the identity only in this repository.</text:p>
      <text:p text:style-name="P2"/>
      <text:p text:style-name="P2">fatal: empty ident name (for &lt;(null)&gt;) not allowed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config --global user.email "gopika17@neominds.in"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<text:s/>git config --global user.name "gopika"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commit -m "test"</text:p>
      <text:p text:style-name="P2">[master 4809b5e] test</text:p>
      <text:p text:style-name="P2"><text:s/>2 files changed, 0 insertions(+), 0 deletions(-)</text:p>
      <text:p text:style-name="P2"><text:s/>create mode 100644 Documents/test.txt</text:p>
      <text:p text:style-name="P2"><text:s/>create mode 100644 Ref/sm.txt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in master</text:p>
      <text:p text:style-name="P2">Counting objects: 5, done.</text:p>
      <text:p text:style-name="P2">Delta compression using up to 4 threads.</text:p>
      <text:p text:style-name="P2">Compressing objects: 100% (2/2), done.</text:p>
      <text:p text:style-name="P2">Writing objects: 100% (5/5), 388 bytes | 0 bytes/s, done.</text:p>
      <text:p text:style-name="P2">Total 5 (delta 0), reused 0 (delta 0)</text:p>
      <text:p text:style-name="P2">To https://github.com/gopika17/IWE216532.git</text:p>
      <text:p text:style-name="P2"><text:s text:c="3"/>f0f15bb..4809b5e <text:s/>master -&gt; master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ls</text:p>
      <text:p text:style-name="P1"><text:span text:style-name="T4">Documents</text:span><text:span text:style-name="T5">/ <text:s/>README.md <text:s/></text:span><text:span text:style-name="T4">Ref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mkdir src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cd src</text:p>
      <text:p text:style-name="P2"/>
      <text:p text:style-name="P1"><text:span text:style-name="T1">gopisand@SreeParvathi </text:span><text:span text:style-name="T2">MINGW64 </text:span><text:span text:style-name="T3">/c/NeoMind/Git_Projects/IWE216532/src</text:span><text:span text:style-name="T8"> (master)</text:span></text:p>
      <text:p text:style-name="P2">$ touch src.c</text:p>
      <text:p text:style-name="P2"/>
      <text:p text:style-name="P1"><text:span text:style-name="T1">gopisand@SreeParvathi </text:span><text:span text:style-name="T2">MINGW64 </text:span><text:span text:style-name="T3">/c/NeoMind/Git_Projects/IWE216532/src</text:span><text:span text:style-name="T8"> (master)</text:span></text:p>
      <text:p text:style-name="P2">$ cd ..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ls</text:p>
      <text:p text:style-name="P1"><text:soft-page-break/><text:span text:style-name="T4">Documents</text:span><text:span text:style-name="T5">/ <text:s/>README.md <text:s/></text:span><text:span text:style-name="T4">Ref</text:span><text:span text:style-name="T5">/ <text:s/></text:span><text:span text:style-name="T4">src</text:span><text:span text:style-name="T5">/</text:span>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status</text:p>
      <text:p text:style-name="P2">On branch master</text:p>
      <text:p text:style-name="P2">Your branch is up-to-date with 'origin/master'.</text:p>
      <text:p text:style-name="P2">Untracked files:</text:p>
      <text:p text:style-name="P2"><text:s text:c="2"/>(use "git add &lt;file&gt;..." to include in what will be committed)</text:p>
      <text:p text:style-name="P2"/>
      <text:p text:style-name="P1"><text:span text:style-name="T5"><text:s text:c="8"/></text:span><text:span text:style-name="T9">src/</text:span></text:p>
      <text:p text:style-name="P3"/>
      <text:p text:style-name="P2">nothing added to commit but untracked files present (use "git add" to track)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commit -m "jacob added src folder,and also created src.c file"</text:p>
      <text:p text:style-name="P2">On branch master</text:p>
      <text:p text:style-name="P2">Your branch is up-to-date with 'origin/master'.</text:p>
      <text:p text:style-name="P2">Untracked files:</text:p>
      <text:p text:style-name="P1"><text:span text:style-name="T5"><text:s text:c="8"/></text:span><text:span text:style-name="T9">src/</text:span></text:p>
      <text:p text:style-name="P3"/>
      <text:p text:style-name="P2">nothing added to commit but untracked files present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add .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commit -m "jacob added src folder,and also created src.c file"</text:p>
      <text:p text:style-name="P2">[master cf8d6f6] jacob added src folder,and also created src.c file</text:p>
      <text:p text:style-name="P2"><text:s/>1 file changed, 0 insertions(+), 0 deletions(-)</text:p>
      <text:p text:style-name="P2"><text:s/>create mode 100644 src/src.c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push origin master</text:p>
      <text:p text:style-name="P2">Counting objects: 3, done.</text:p>
      <text:p text:style-name="P2">Delta compression using up to 4 threads.</text:p>
      <text:p text:style-name="P2">Compressing objects: 100% (2/2), done.</text:p>
      <text:p text:style-name="P2">Writing objects: 100% (3/3), 314 bytes | 0 bytes/s, done.</text:p>
      <text:p text:style-name="P2">Total 3 (delta 1), reused 0 (delta 0)</text:p>
      <text:p text:style-name="P2">remote: Resolving deltas: 100% (1/1), completed with 1 local objects.</text:p>
      <text:p text:style-name="P2">To https://github.com/gopika17/IWE216532.git</text:p>
      <text:p text:style-name="P2"><text:s text:c="3"/>4809b5e..cf8d6f6 <text:s/>master -&gt; master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 git status</text:p>
      <text:p text:style-name="P2">On branch master</text:p>
      <text:p text:style-name="P2">Your branch is up-to-date with 'origin/master'.</text:p>
      <text:p text:style-name="P2">nothing to commit, working tree clean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</text:p>
      <text:p text:style-name="P2"/>
      <text:p text:style-name="P1"><text:span text:style-name="T1">gopisand@SreeParvathi </text:span><text:span text:style-name="T2">MINGW64 </text:span><text:span text:style-name="T3">/c/NeoMind/Git_Projects/IWE216532</text:span><text:span text:style-name="T8"> (master)</text:span></text:p>
      <text:p text:style-name="P2">$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deep </meta:initial-creator>
    <meta:creation-date>2017-02-01T13:27:46.91</meta:creation-date>
    <meta:printed-by>sandeep </meta:printed-by>
    <meta:print-date>2017-02-01T17:37:05.60</meta:print-date>
    <meta:document-statistic meta:table-count="0" meta:image-count="0" meta:object-count="0" meta:page-count="6" meta:paragraph-count="354" meta:word-count="1275" meta:character-count="12067"/>
    <dc:date>2017-02-01T17:37:33.62</dc:date>
    <dc:creator>sandeep </dc:creator>
    <meta:editing-duration>PT3H54M46S</meta:editing-duration>
    <meta:editing-cycles>1</meta:editing-cycles>
    <meta:generator>OpenOffice/4.1.1$Win32 OpenOffice.org_project/411m6$Build-9775</meta:generator>
  </office:meta>
</office:document-meta>
</file>